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nPException.UPnPException( int errorCode , String error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PnPException.getUPnPError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